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o.currency_id != o.company_id.currency_id and o.cc_amount_total or o.move_currency_id.round(o.amount_total / o.move_inverse_currency_rate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82cm" svg:width="6.364cm" draw:z-index="2"><draw:text-box fo:min-height="0.744cm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26T10:00:51.351627209</dc:date>
    <meta:editing-duration>P3DT5H22M42S</meta:editing-duration>
    <meta:editing-cycles>557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